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fr" fo:country="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_Toc451254153"/>Cas d'utilisation # X:</text:h>
      <text:p text:style-name="Text_20_body"/>
      <text:p text:style-name="P1">Nom: Contacter un utilisateur</text:p>
      <text:p text:style-name="Text_20_body"/>
      <text:p text:style-name="P1">Description: L'utilisateur, soit le stagiaire français propriétaire d'un téléphone Android, doit pouvoir contacter un autre utilisateur avec le numéro de téléphone fournit par son profil.</text:p>
      <text:p text:style-name="Text_20_body"/>
      <text:p text:style-name="P1">Acteur: L'utilisateur qui appelle (Émetteur) et l'utilisateur qui reçoit l'appel (Récepteur).</text:p>
      <text:p text:style-name="Text_20_body"/>
      <text:p text:style-name="P1">Scénario principal:</text:p>
      <text:p text:style-name="Text_20_body"/>
      <text:p text:style-name="P1">L'émetteur enregistre son nom d'usager et mot de passe.</text:p>
      <text:p text:style-name="P1">L'émetteur crée son profil en entrant son nom, lieu de stage, lieu de provenance et numéro de téléphone.</text:p>
      <text:p text:style-name="P1">Le récepteur enregistre son nom d'usager et mot de passe.</text:p>
      <text:p text:style-name="P1">Le récepteur crée son profil en entrant son nom, lieu de stage, lieu de provenance et numéro de téléphone.</text:p>
      <text:p text:style-name="P1">L'émetteur garde l'application ouverte.</text:p>
      <text:p text:style-name="P1">Le récepteur garde l'application ouverte.</text:p>
      <text:p text:style-name="P1">L'émetteur voit le récepteur sur la carte.</text:p>
      <text:p text:style-name="P1">L'émetteur appuie sur le profil du récepteur qui s'affiche.</text:p>
      <text:p text:style-name="P1">L'émetteur voit le numéro de téléphone du récepteur.</text:p>
      <text:p text:style-name="P1">L'émetteur appuie sur le numéro du récepteur pour l'appeler.</text:p>
      <text:p text:style-name="P1">Le récepteur répond à l'appel et le contact est fait.</text:p>
      <text:p text:style-name="P1"/>
      <text:p text:style-name="P1">Préconditions : les deux usagers ont des téléphones Android et sont idéalement des stagiaires français.</text:p>
      <text:p text:style-name="P1">Postconditions : le contact est <text:s/>fait et une discussion s'ensuit.</text:p>
      <text:p text:style-name="Standard">Récit utilisateur :</text:p>
      <text:p text:style-name="Standard">En tant qu'utilisateur, </text:p>
      <text:p text:style-name="Standard">je souhaite contacter un autre utilisateur </text:p>
      <text:p text:style-name="Standard">afin de pouvoir rencontrer d'autres stagiaires français.<text:line-break/><text:line-break/>Étant donné que je cherche à contacter d'autres stagiaires français,<text:line-break/>Lorsque j'affiche le profil d'un autre stagiaire<text:line-break/>Alors je souhaite pouvoir le contacter par le numéro de téléphone qu'il affich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hony Gamache</meta:initial-creator>
    <meta:creation-date>2016-11-16T10:58:27.94</meta:creation-date>
    <dc:date>2016-11-16T11:30:42.49</dc:date>
    <dc:creator>Anthony Gamache</dc:creator>
    <meta:editing-duration>PT14M37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22" meta:word-count="228" meta:character-count="1528"/>
  </office:meta>
</office:document-meta>
</file>